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f11" officeooo:paragraph-rsid="001d8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 popolare il DB del Configurator, sono state prima estratte e clusterizzate le run utilizzando le funzioni presenti in TSlearning nei file "learn.py" e "cluster.py". In particolare sono state aggiunte funzioni che operano su una cartella di timeseries.</text:p>
      <text:p text:style-name="P1">Tali funzioni generano una cartella clusters nelle quali vengono scritti i file delle run clusterizzate.</text:p>
      <text:p text:style-name="P1"/>
      <text:p text:style-name="P1">Per popolare il DB si usa lo script "devicemanager.py", che se lanciato con l'argomento (-p /cartella-con-timeseries), inserisce nel DB i device e le corrispondenti run e spline prese dalla cartella clusters (righe dalla 311 a 376 di devicemanager.py)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0:59:51.296254418</meta:creation-date>
    <dc:date>2017-01-12T21:00:28.273947202</dc:date>
    <meta:editing-duration>PT37S</meta:editing-duration>
    <meta:editing-cycles>1</meta:editing-cycles>
    <meta:document-statistic meta:table-count="0" meta:image-count="0" meta:object-count="0" meta:page-count="1" meta:paragraph-count="4" meta:word-count="91" meta:character-count="612" meta:non-whitespace-character-count="523"/>
    <meta:generator>LibreOffice/5.0.6.2$Linux_X86_64 LibreOffice_project/00m0$Build-2</meta:generator>
  </office:meta>
</office:document-meta>
</file>